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006d3" officeooo:paragraph-rsid="000006d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006d3" officeooo:paragraph-rsid="000006d3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006d3" officeooo:paragraph-rsid="000006d3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paragraph-rsid="000006d3"/>
    </style:style>
    <style:style style:name="T1" style:family="text">
      <style:text-properties officeooo:rsid="000006d3"/>
    </style:style>
    <style:style style:name="T2" style:family="text">
      <style:text-properties fo:font-weight="normal" officeooo:rsid="000006d3" style:font-weight-asian="normal" style:font-weight-complex="normal"/>
    </style:style>
    <style:style style:name="T3" style:family="text">
      <style:text-properties fo:font-weight="bold" officeooo:rsid="000006d3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Study Guide 2</text:p>
      <text:p text:style-name="P1"/>
      <text:p text:style-name="P3"/>
      <text:p text:style-name="P2">Routing </text:p>
      <text:p text:style-name="P3">Routing vs switching,</text:p>
      <text:p text:style-name="P3">◦ Dijkstra’s, Link state, Bellman ford, Distance vector,</text:p>
      <text:p text:style-name="P3">calculate a link state/distance vector table, count to</text:p>
      <text:p text:style-name="P3">infinity problem.</text:p>
      <text:p text:style-name="P3">◦ What are the differences between link state and distance</text:p>
      <text:p text:style-name="P3">vector?</text:p>
      <text:p text:style-name="P4"><text:span text:style-name="T2"><text:line-break/></text:span><text:span text:style-name="T3">Interdomain Routing</text:span><text:span text:style-name="T2"><text:line-break/>Why do we need interdomain routing?</text:span></text:p>
      <text:p text:style-name="P3">◦ How do we scale interdomain routing?</text:p>
      <text:p text:style-name="P3">BGP4 (about 30 points)</text:p>
      <text:p text:style-name="P3">◦ Why do we need BGP?</text:p>
      <text:p text:style-name="P3">◦ What information does BGP provide?</text:p>
      <text:p text:style-name="P3">◦ Goals of BGP</text:p>
      <text:p text:style-name="P3">◦ How does BGP allow for policies?</text:p>
      <text:p text:style-name="P3">◦ How does the BGP path vector protocol work?</text:p>
      <text:p text:style-name="P3">◦ Tables of BGP and how they work</text:p>
      <text:p text:style-name="P3">◦ BGP attributes – AS PATH, next hop, local_pref, MED▪</text:p>
      <text:p text:style-name="P3"/>
      <text:p text:style-name="P3">Given a topology and a number of attributes, you will show how you can control traffic using those attributes </text:p>
      <text:p text:style-name="P3"/>
      <text:p text:style-name="P3">Differences between different attributes</text:p>
      <text:p text:style-name="P3">• e.g., If you were sending traffic to another AS, would you use local_pref or MED</text:p>
      <text:p text:style-name="P3"/>
      <text:p text:style-name="P3"/>
      <text:p text:style-name="P2">Transport Layer</text:p>
      <text:p text:style-name="P2"/>
      <text:p text:style-name="P2">TCP and UDP</text:p>
      <text:p text:style-name="P3">◦ Calculate throughput, window sizes, loss</text:p>
      <text:p text:style-name="P3">◦ Propose protocol changes (e.g., QUIC) and how things change due to protocol changes.</text:p>
      <text:p text:style-name="P3">◦ Syn/ack and how they behave</text:p>
      <text:p text:style-name="P3">◦ Three way handshake</text:p>
      <text:p text:style-name="P3">◦ Min-max fair queuing</text:p>
      <text:p text:style-name="P3">◦ Slow start, AIM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1T21:01:59.851259173</meta:creation-date>
    <dc:date>2021-03-21T21:04:52.201179881</dc:date>
    <meta:editing-duration>PT2M52S</meta:editing-duration>
    <meta:editing-cycles>1</meta:editing-cycles>
    <meta:document-statistic meta:table-count="0" meta:image-count="0" meta:object-count="0" meta:page-count="1" meta:paragraph-count="29" meta:word-count="186" meta:character-count="1064" meta:non-whitespace-character-count="902"/>
    <meta:generator>LibreOffice/7.0.3.1$Linux_X86_64 LibreOffice_project/00$Build-1</meta:generator>
  </office:meta>
</office:document-meta>
</file>